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460.46pt"/>
    </style:style>
    <style:style style:name="co3" style:family="table-column">
      <style:table-column-properties fo:break-before="auto" style:column-width="402.09pt"/>
    </style:style>
    <style:style style:name="co4" style:family="table-column">
      <style:table-column-properties fo:break-before="auto" style:column-width="464.6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FICO Falcon Fraud Manager</text:p>
          </table:table-cell>
          <table:table-cell table:style-name="ce1" office:value-type="string" calcext:value-type="string">
            <text:p>SAS Fraud Management</text:p>
          </table:table-cell>
          <table:table-cell table:style-name="ce1" office:value-type="string" calcext:value-type="string">
            <text:p>Featurespace ARI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сылка на источник</text:p>
          </table:table-cell>
          <table:table-cell table:style-name="ce3" office:value-type="string" calcext:value-type="string">
            <text:p><text:a xlink:href="https://www.fico.com/en/products/fico-falcon-fraud-manager" xlink:type="simple">FICO Falcon Fraud Manager

https://www.fico.com/en/products/fico-falcon-fraud-manager
https://apibit.com/product/sas-fraud-management/
https://www.getapp.com/finance-accounting-software/a/fico-falcon-fraud-manager/
https://www.bankingday.com/ai-driven-defence-fico-falcons-fraud-prevention-legacy</text:a></text:p>
          </table:table-cell>
          <table:table-cell table:style-name="ce3" office:value-type="string" calcext:value-type="string">
            <text:p><text:a xlink:href="https://www.sas.com/en_th/software/fraud-management.html" xlink:type="simple">SAS Fraud Management

https://www.sas.com/en_th/software/fraud-management/features-list.html
https://www.sas.com/en_th/solutions/fraud-security-intelligence.html
https://www.sas.com/en_th/software/how-to-buy/request-price-quote.html
https://www.sas.com/en_gb/software/fraud-management.html
https://www.about-fraud.com/providers/sas-institute/</text:a></text:p>
          </table:table-cell>
          <table:table-cell table:style-name="ce3" office:value-type="string" calcext:value-type="string">
            <text:p><text:a xlink:href="https://www.featurespace.com/aric-risk-hub" xlink:type="simple">Featurespace ARIC

https://www.featurespace.com/solutions/payment-fraud-prevention
https://www.featurespace.com/wp-content/uploads/2021/04/ARIC-Risk-Hub-brochure-updated-Feb2021_1.pdf
https://www.featurespace.com/aric-risk-hub
https://www.featurespace.com/solutions/payment-fraud-prevention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Стартовая цена От $250/мес. Индивидуальное ценообразование</text:p>
          </table:table-cell>
          <table:table-cell table:number-columns-repeated="2" table:style-name="ce2" office:value-type="string" calcext:value-type="string">
            <text:p>Индивидуальное ценообразование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Бизнес-модель</text:p>
          </table:table-cell>
          <table:table-cell table:style-name="ce2" office:value-type="string" calcext:value-type="string">
            <text:p>Подписка, транзакционная модель</text:p>
          </table:table-cell>
          <table:table-cell table:style-name="ce2" office:value-type="string" calcext:value-type="string">
            <text:p>Подписка, лицензия</text:p>
          </table:table-cell>
          <table:table-cell table:style-name="ce2" office:value-type="string" calcext:value-type="string">
            <text:p>Подписка, Saa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Функционал</text:p>
          </table:table-cell>
          <table:table-cell table:style-name="ce2" office:value-type="string" calcext:value-type="string">
            <text:p>Обнаружение мошенничества в реальном времени, поведенческая аналитика, управление инцидентами</text:p>
          </table:table-cell>
          <table:table-cell table:style-name="ce2" office:value-type="string" calcext:value-type="string">
            <text:p>Мониторинг транзакций, аналитика, управление инцидентами</text:p>
          </table:table-cell>
          <table:table-cell table:style-name="ce2" office:value-type="string" calcext:value-type="string">
            <text:p>Адаптивная поведенческая аналитика, машинное обучение, управление рискам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Позиционирование</text:p>
          </table:table-cell>
          <table:table-cell table:style-name="ce2" office:value-type="string" calcext:value-type="string">
            <text:p>Комплексное решение для обнаружения мошенничества с использованием аналитики</text:p>
          </table:table-cell>
          <table:table-cell table:style-name="ce2" office:value-type="string" calcext:value-type="string">
            <text:p>Решение для мониторинга и предотвращения мошенничества с использованием аналитики</text:p>
          </table:table-cell>
          <table:table-cell table:style-name="ce2" office:value-type="string" calcext:value-type="string">
            <text:p>Платформа для предотвращения финансовых преступлений с использованием поведенческой аналитик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Преимущества</text:p>
          </table:table-cell>
          <table:table-cell table:style-name="ce2" office:value-type="string" calcext:value-type="string">
            <text:p>Высокая точность, масштабируемость, интеграция с глобальной сетью</text:p>
          </table:table-cell>
          <table:table-cell table:style-name="ce2" office:value-type="string" calcext:value-type="string">
            <text:p>Обработка 100% транзакций в реальном времени, гибкость настройки</text:p>
          </table:table-cell>
          <table:table-cell table:style-name="ce2" office:value-type="string" calcext:value-type="string">
            <text:p>Снижение ложных срабатываний на 75%, высокая точность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Целевая аудитория</text:p>
          </table:table-cell>
          <table:table-cell table:style-name="ce2" office:value-type="string" calcext:value-type="string">
            <text:p>Крупные и средние финансовые учреждения</text:p>
          </table:table-cell>
          <table:table-cell table:style-name="ce2" office:value-type="string" calcext:value-type="string">
            <text:p>Банки, платежные системы, страховые компании</text:p>
          </table:table-cell>
          <table:table-cell table:style-name="ce2" office:value-type="string" calcext:value-type="string">
            <text:p>Банки, платежные провайдеры, страховые компании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Бенчмарки</text:p>
          </table:table-cell>
          <table:table-cell table:style-name="ce2" office:value-type="string" calcext:value-type="string">
            <text:p>Снижение мошенничества на 30%</text:p>
          </table:table-cell>
          <table:table-cell table:style-name="ce2" office:value-type="string" calcext:value-type="string">
            <text:p>Обработка всех транзакций в реальном времени</text:p>
          </table:table-cell>
          <table:table-cell table:style-name="ce2" office:value-type="string" calcext:value-type="string">
            <text:p>Снижение ложных срабатываний на 75%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